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997e7" officeooo:paragraph-rsid="000997e7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rd">
        <text:h text:style-name="P4" text:outline-level="1"><office:annotation><dc:creator>Gervase Markham</dc:creator><dc:date>2013-05-22T11:37:48</dc:date><text:p text:style-name="P5"><text:span text:style-name="T1">do section for card in cards</text:span></text:p></office:annotation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style-name="Table1.A" table:number-columns-repeated="5"/>
          <table:table-row>
            <table:table-cell table:style-name="Table1.A1" office:value-type="string">
              <text:p text:style-name="P2"><text:conditional-text text:condition="ooow:true" text:string-value-if-true="line[0]" text:string-value-if-false="">line[0]</text:conditional-text></text:p>
            </table:table-cell>
            <table:table-cell table:style-name="Table1.A1" office:value-type="string">
              <text:p text:style-name="P2"><text:conditional-text text:condition="ooow:true" text:string-value-if-true="line[1]" text:string-value-if-false="">line[1]</text:conditional-text></text:p>
            </table:table-cell>
            <table:table-cell table:style-name="Table1.A1" office:value-type="string">
              <text:p text:style-name="P2"><text:conditional-text text:condition="ooow:true" text:string-value-if-true="line[2]" text:string-value-if-false="">line[2]</text:conditional-text></text:p>
            </table:table-cell>
            <table:table-cell table:style-name="Table1.A1" office:value-type="string">
              <text:p text:style-name="P2"><text:conditional-text text:condition="ooow:true" text:string-value-if-true="line[3]" text:string-value-if-false="">line[3]</text:conditional-text></text:p>
            </table:table-cell>
            <table:table-cell table:style-name="Table1.E1" office:value-type="string">
              <text:p text:style-name="P2"><text:conditional-text text:condition="ooow:true" text:string-value-if-true="line[4]" text:string-value-if-false="">line[4]</text:conditional-text><office:annotation><dc:creator>Gervase Markham</dc:creator><dc:date>2013-05-22T11:30:19</dc:date><text:p text:style-name="P5"><text:span text:style-name="T1">do row for line in card</text:span></text:p></office:annotation></text:p>
            </table:table-cell>
          </table:table-row>
        </table:table>
        <text:p text:style-name="Standard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4-05-10T15:00:41.077923586</dc:date>
    <dc:creator>Gervase Markham</dc:creator>
    <meta:editing-duration>PT45M46S</meta:editing-duration>
    <meta:editing-cycles>5</meta:editing-cycles>
    <meta:generator>LibreOffice/4.1.3.2$Linux_x86 LibreOffice_project/410m0$Build-2</meta:generator>
    <meta:document-statistic meta:table-count="1" meta:image-count="0" meta:object-count="0" meta:page-count="2" meta:paragraph-count="8" meta:word-count="91" meta:character-count="538" meta:non-whitespace-character-count="455"/>
  </office:meta>
</office:document-meta>
</file>